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6a7643" officeooo:paragraph-rsid="006a7643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text-underline-style="none" fo:font-weight="normal" officeooo:rsid="0070e9ee" officeooo:paragraph-rsid="0078ffc1" style:font-weight-asian="normal" style:font-weight-complex="normal"/>
    </style:style>
    <style:style style:name="P3" style:family="paragraph" style:parent-style-name="Standard">
      <style:text-properties style:text-position="0% 100%" style:text-underline-style="none" fo:font-weight="normal" officeooo:rsid="00167f4f" officeooo:paragraph-rsid="0078ffc1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20f497" officeooo:paragraph-rsid="0010025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0f497" officeooo:paragraph-rsid="006c33d3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4fe83a" officeooo:paragraph-rsid="004fe83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e77c0" officeooo:paragraph-rsid="004e615b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cb040" officeooo:paragraph-rsid="004e615b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cb040" officeooo:paragraph-rsid="005041a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3328" officeooo:paragraph-rsid="006a7643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03328" officeooo:paragraph-rsid="006c33d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46aa8" officeooo:paragraph-rsid="006a7643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5853f4" officeooo:paragraph-rsid="006c33d3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8245bd" officeooo:paragraph-rsid="008245bd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85eaa7" officeooo:paragraph-rsid="0085eaa7" style:font-weight-asian="normal" style:font-weight-complex="normal"/>
    </style:style>
    <style:style style:name="P16" style:family="paragraph" style:parent-style-name="Standard" style:list-style-name="L1">
      <style:text-properties fo:font-style="italic" fo:font-weight="normal" officeooo:rsid="004e615b" officeooo:paragraph-rsid="004e615b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20f497" officeooo:paragraph-rsid="006c33d3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style="normal" fo:font-weight="normal" officeooo:rsid="001cb040" officeooo:paragraph-rsid="006c33d3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style="normal" fo:font-weight="normal" officeooo:rsid="00824259" officeooo:paragraph-rsid="00824259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6f570f" officeooo:paragraph-rsid="006f570f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734efd" officeooo:paragraph-rsid="007efab4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734efd" officeooo:paragraph-rsid="00734efd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70e9ee" officeooo:paragraph-rsid="0078ffc1" style:font-weight-asian="normal" style:font-weight-complex="normal"/>
    </style:style>
    <style:style style:name="P24" style:family="paragraph" style:parent-style-name="Standard" style:list-style-name="L3">
      <style:text-properties style:text-underline-style="none" fo:font-weight="normal" officeooo:rsid="007009f2" officeooo:paragraph-rsid="0078ffc1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80bbb6" officeooo:paragraph-rsid="0080bbb6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67f4f" officeooo:paragraph-rsid="0078ffc1" style:font-weight-asian="normal" style:font-weight-complex="normal"/>
    </style:style>
    <style:style style:name="P27" style:family="paragraph" style:parent-style-name="Standard" style:list-style-name="L5">
      <style:text-properties style:text-underline-style="none" fo:font-weight="normal" officeooo:rsid="008756a3" officeooo:paragraph-rsid="008756a3" style:font-weight-asian="normal" style:font-weight-complex="normal"/>
    </style:style>
    <style:style style:name="P28" style:family="paragraph" style:parent-style-name="Standard" style:list-style-name="L1">
      <style:text-properties style:text-line-through-style="solid" style:text-line-through-type="single" style:text-underline-style="none" fo:font-weight="normal" officeooo:rsid="00734efd" officeooo:paragraph-rsid="007767bd" style:font-weight-asian="normal" style:font-weight-complex="normal"/>
    </style:style>
    <style:style style:name="P29" style:family="paragraph" style:parent-style-name="Standard" style:list-style-name="L1">
      <style:text-properties style:text-line-through-style="solid" style:text-line-through-type="single" style:text-underline-style="none" fo:font-weight="normal" officeooo:rsid="00734efd" officeooo:paragraph-rsid="007efab4" style:font-weight-asian="normal" style:font-weight-complex="normal"/>
    </style:style>
    <style:style style:name="P30" style:family="paragraph" style:parent-style-name="Standard" style:list-style-name="L2">
      <style:text-properties style:text-underline-style="solid" style:text-underline-width="auto" style:text-underline-color="font-color" fo:font-weight="normal" officeooo:rsid="0070e9ee" officeooo:paragraph-rsid="0078ffc1" style:font-weight-asian="normal" style:font-weight-complex="normal"/>
    </style:style>
    <style:style style:name="P31" style:family="paragraph" style:parent-style-name="Standard" style:list-style-name="L3">
      <style:text-properties style:text-underline-style="solid" style:text-underline-width="auto" style:text-underline-color="font-color" fo:font-weight="normal" officeooo:rsid="007009f2" officeooo:paragraph-rsid="0078ffc1" style:font-weight-asian="normal" style:font-weight-complex="normal"/>
    </style:style>
    <style:style style:name="P32" style:family="paragraph" style:parent-style-name="Standard" style:list-style-name="L3">
      <style:text-properties officeooo:paragraph-rsid="0078ffc1"/>
    </style:style>
    <style:style style:name="P33" style:family="paragraph" style:parent-style-name="Standard" style:list-style-name="L4">
      <style:text-properties style:text-position="0% 100%" style:text-underline-style="none" fo:font-weight="normal" officeooo:rsid="008a5d57" officeooo:paragraph-rsid="008a5d57" style:font-weight-asian="normal" style:font-weight-complex="normal"/>
    </style:style>
    <style:style style:name="P34" style:family="paragraph" style:parent-style-name="Standard">
      <style:text-properties style:text-position="0% 100%" style:text-underline-style="none" fo:font-weight="normal" officeooo:rsid="007ade4a" officeooo:paragraph-rsid="007ade4a" style:font-weight-asian="normal" style:font-weight-complex="normal"/>
    </style:style>
    <style:style style:name="P35" style:family="paragraph" style:parent-style-name="Standard" style:list-style-name="L6">
      <style:text-properties style:text-position="0% 100%" style:text-underline-style="none" fo:font-weight="normal" officeooo:rsid="008cb89e" officeooo:paragraph-rsid="008cb89e" style:font-weight-asian="normal" style:font-weight-complex="normal"/>
    </style:style>
    <style:style style:name="P36" style:family="paragraph" style:parent-style-name="Standard">
      <style:text-properties style:text-position="0% 100%" style:text-underline-style="none" fo:font-weight="normal" officeooo:rsid="008d7cfc" officeooo:paragraph-rsid="008d7cfc" style:font-weight-asian="normal" style:font-weight-complex="normal"/>
    </style:style>
    <style:style style:name="P37" style:family="paragraph" style:parent-style-name="Standard">
      <style:text-properties style:text-position="0% 100%" style:text-underline-style="solid" style:text-underline-width="auto" style:text-underline-color="font-color" fo:font-weight="normal" officeooo:rsid="0078ffc1" officeooo:paragraph-rsid="0078ffc1" style:font-weight-asian="normal" style:font-weight-complex="normal"/>
    </style:style>
    <style:style style:name="P38" style:family="paragraph" style:parent-style-name="Standard" style:list-style-name="L1">
      <style:text-properties fo:font-weight="bold" officeooo:rsid="008245bd" officeooo:paragraph-rsid="008245bd" style:font-weight-asian="bold" style:font-weight-complex="bold"/>
    </style:style>
    <style:style style:name="P39" style:family="paragraph" style:parent-style-name="Standard" style:list-style-name="L1">
      <style:text-properties fo:font-weight="bold" officeooo:rsid="0083f3ae" officeooo:paragraph-rsid="0083f3ae" style:font-weight-asian="bold" style:font-weight-complex="bold"/>
    </style:style>
    <style:style style:name="P40" style:family="paragraph" style:parent-style-name="Standard">
      <style:paragraph-properties fo:break-before="page"/>
      <style:text-properties style:text-position="0% 100%" style:text-underline-style="solid" style:text-underline-width="auto" style:text-underline-color="font-color" fo:font-weight="normal" officeooo:rsid="0078ffc1" officeooo:paragraph-rsid="0078ffc1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c5f04" style:font-style-asian="italic" style:font-style-complex="italic"/>
    </style:style>
    <style:style style:name="T3" style:family="text">
      <style:text-properties officeooo:rsid="007444ae"/>
    </style:style>
    <style:style style:name="T4" style:family="text">
      <style:text-properties officeooo:rsid="007767bd"/>
    </style:style>
    <style:style style:name="T5" style:family="text">
      <style:text-properties officeooo:rsid="00167f4f"/>
    </style:style>
    <style:style style:name="T6" style:family="text">
      <style:text-properties style:text-underline-style="solid" style:text-underline-width="auto" style:text-underline-color="font-color" fo:font-weight="normal" officeooo:rsid="007009f2" style:font-weight-asian="normal" style:font-weight-complex="normal"/>
    </style:style>
    <style:style style:name="T7" style:family="text">
      <style:text-properties style:text-underline-style="none" fo:font-weight="normal" officeooo:rsid="007009f2" style:font-weight-asian="normal" style:font-weight-complex="normal"/>
    </style:style>
    <style:style style:name="T8" style:family="text">
      <style:text-properties style:text-underline-style="none" fo:font-weight="normal" officeooo:rsid="0078ffc1" style:font-weight-asian="normal" style:font-weight-complex="normal"/>
    </style:style>
    <style:style style:name="T9" style:family="text">
      <style:text-properties officeooo:rsid="007efab4"/>
    </style:style>
    <style:style style:name="T10" style:family="text">
      <style:text-properties officeooo:rsid="008245b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E THE COVERED TOPICS FOR THE CLASS WITH THE LIST OF GOALS</text:p>
      <text:p text:style-name="P1"/>
      <text:p text:style-name="P1">GOALS</text:p>
      <text:list xml:id="list2810893746" text:style-name="L1">
        <text:list-item>
          <text:p text:style-name="P4"><text:span text:style-name="T1">Intro to Number Systems <text:s/></text:span><text:span text:style-name="T2">(skip notes)</text:span></text:p>
          <text:list>
            <text:list-item>
              <text:p text:style-name="P19">Understand the binary number system</text:p>
            </text:list-item>
            <text:list-item>
              <text:p text:style-name="P19">Convert between binary, octal, decimal and hexadecimal numbers</text:p>
            </text:list-item>
            <text:list-item>
              <text:p text:style-name="P19">Take the complement and reduced radix complement of numbers</text:p>
            </text:list-item>
            <text:list-item>
              <text:p text:style-name="P19">Form the code of a number</text:p>
            </text:list-item>
            <text:list-item>
              <text:p text:style-name="P19">Form the parity bit of a word</text:p>
            </text:list-item>
          </text:list>
        </text:list-item>
        <text:list-item>
          <text:p text:style-name="P16">Boolean Algebra</text:p>
          <text:list>
            <text:list-item>
              <text:p text:style-name="P6">Understand the basic theorems and postulates of Boolean algebra….including how and when to use certain ones of them.</text:p>
            </text:list-item>
            <text:list-item>
              <text:p text:style-name="P7">Convert back and forth between a boolean expression (algebraic) and logic diagram. <text:s/>Apply DeMorgan’s</text:p>
            </text:list-item>
            <text:list-item>
              <text:p text:style-name="P8">Know how to express or derive a boolean function with a truth a table. <text:s/>Convert back and forth from sum of minterm and product of maxterms</text:p>
            </text:list-item>
            <text:list-item>
              <text:p text:style-name="P9">Be able to form a two-level gate structure from a Boolean function in sum of products form: know how to form a two-level gate structure from a Boolean function in product of sums form.</text:p>
            </text:list-item>
            <text:list-item>
              <text:p text:style-name="P9">Be able to implement a Boolean function NAND and inverter gates</text:p>
            </text:list-item>
            <text:list-item>
              <text:p text:style-name="P18">Know how to implement a Boolean function with NOR and inverter gates.</text:p>
            </text:list-item>
          </text:list>
        </text:list-item>
        <text:list-item>
          <text:p text:style-name="P17">Mapping and Gate-Level Minimization</text:p>
          <text:list>
            <text:list-item>
              <text:p text:style-name="P10">Derive and simplify the karnaugh map for boolean functions of 2, 3 and 4 variable</text:p>
            </text:list-item>
            <text:list-item>
              <text:p text:style-name="P10">Derive the prime implicants of a Boolean function</text:p>
            </text:list-item>
            <text:list-item>
              <text:p text:style-name="P10">Obtain sum of products and product of sum terms expressions from a Karnaugh map</text:p>
            </text:list-item>
            <text:list-item>
              <text:p text:style-name="P10">Simplifying a karnaugh map with don’t care conditions</text:p>
            </text:list-item>
            <text:list-item>
              <text:p text:style-name="P12">Recognize some common boolean functions</text:p>
            </text:list-item>
            <text:list-item>
              <text:p text:style-name="P11">Two level NAND and two-level NOR implementations</text:p>
            </text:list-item>
          </text:list>
        </text:list-item>
        <text:list-item>
          <text:p text:style-name="P5">Combinational Circuits</text:p>
          <text:list>
            <text:list-item>
              <text:p text:style-name="P13"><text:span text:style-name="T10">Analyze a combinational logic circuit</text:span></text:p>
            </text:list-item>
            <text:list-item>
              <text:p text:style-name="P14">Functionality of a half adder and a full adder</text:p>
            </text:list-item>
            <text:list-item>
              <text:p text:style-name="P38">Concepts of overflow and underflow</text:p>
            </text:list-item>
            <text:list-item>
              <text:p text:style-name="P38">Implementation of a binary adder, BCD adder, and binary multipier</text:p>
            </text:list-item>
            <text:list-item>
              <text:p text:style-name="P39">Fundamental understanding of decoder, encoder, priority encoder, multiplexers and three-state gates.</text:p>
            </text:list-item>
            <text:list-item>
              <text:p text:style-name="P15">Implement a boolean function with a multiplexers</text:p>
            </text:list-item>
          </text:list>
        </text:list-item>
        <text:list-item>
          <text:p text:style-name="P20">Sequential Circuits</text:p>
          <text:list>
            <text:list-item>
              <text:p text:style-name="P28"><text:span text:style-name="T4">D</text:span>istinguish sequential from combinational circuits</text:p>
            </text:list-item>
            <text:list-item>
              <text:p text:style-name="P21"><text:span text:style-name="T4">Recognize the </text:span>SR latch, transparent latch</text:p>
            </text:list-item>
            <text:list-item>
              <text:p text:style-name="P29"><text:span text:style-name="T9">Functionality of the </text:span>D flip-flop <text:span text:style-name="T9">(</text:span>JK flip-flop and T flip-flop<text:span text:style-name="T9">)</text:span></text:p>
            </text:list-item>
            <text:list-item>
              <text:p text:style-name="P22">Characteristic table and characteristic equation<text:span text:style-name="T3">s </text:span>of a flip-flop</text:p>
            </text:list-item>
            <text:list-item>
              <text:p text:style-name="P22"><text:span text:style-name="T3">D</text:span>erive state equation, state table, and state diagram of a clocked sequential circuit.</text:p>
            </text:list-item>
            <text:list-item>
              <text:p text:style-name="P22"><text:span text:style-name="T3">Differentiate between the </text:span>Mealy and Moore finite state machines</text:p>
            </text:list-item>
            <text:list-item>
              <text:p text:style-name="P22">Eliminate equivalent states in a state table</text:p>
            </text:list-item>
            <text:list-item>
              <text:p text:style-name="P22">Be able to design a sequential circuit with D flip-flops, JK flip-flops, and T flip-flops</text:p>
            </text:list-item>
          </text:list>
        </text:list-item>
        <text:list-item>
          <text:p text:style-name="P25">Registers and Counters</text:p>
          <text:list>
            <text:list-item>
              <text:p text:style-name="P25">Functionality of the registers, shift registers, and universal shift registers</text:p>
            </text:list-item>
            <text:list-item>
              <text:p text:style-name="P25">Create the effect of a gated clock</text:p>
            </text:list-item>
            <text:list-item>
              <text:p text:style-name="P25">Structure and functionality of serial adder circuits</text:p>
            </text:list-item>
            <text:list-item>
              <text:p text:style-name="P25">Understand the behavior of ripple counters, synchronous counters, ring counters and Johnson counters</text:p>
            </text:list-item>
          </text:list>
        </text:list-item>
      </text:list>
      <text:p text:style-name="P37"/>
      <text:p text:style-name="P40">More Topics</text:p>
      <text:p text:style-name="P2">Topics for <text:span text:style-name="T5">Further Research</text:span>: <text:s/></text:p>
      <text:p text:style-name="P2">Chapter 1: </text:p>
      <text:list xml:id="list1385369317" text:style-name="L2">
        <text:list-item>
          <text:p text:style-name="P23">2’d complement</text:p>
        </text:list-item>
        <text:list-item>
          <text:p text:style-name="P23">ASCII</text:p>
        </text:list-item>
        <text:list-item>
          <text:p text:style-name="P23">BCD addition</text:p>
        </text:list-item>
        <text:list-item>
          <text:p text:style-name="P23">BCD code</text:p>
        </text:list-item>
        <text:list-item>
          <text:p text:style-name="P23">Binary addition</text:p>
        </text:list-item>
        <text:list-item>
          <text:p text:style-name="P23">Binary codes</text:p>
        </text:list-item>
        <text:list-item>
          <text:p text:style-name="P23">Binary logic</text:p>
        </text:list-item>
        <text:list-item>
          <text:p text:style-name="P23">Binary numbers</text:p>
        </text:list-item>
        <text:list-item>
          <text:p text:style-name="P23">Computer arithmetic</text:p>
        </text:list-item>
        <text:list-item>
          <text:p text:style-name="P23">Error correction</text:p>
        </text:list-item>
        <text:list-item>
          <text:p text:style-name="P23">Excess-3 code</text:p>
        </text:list-item>
        <text:list-item>
          <text:p text:style-name="P23">Gray code</text:p>
        </text:list-item>
        <text:list-item>
          <text:p text:style-name="P23">Logic gate</text:p>
        </text:list-item>
        <text:list-item>
          <text:p text:style-name="P23">Parity bit</text:p>
        </text:list-item>
        <text:list-item>
          <text:p text:style-name="P23">Radix complement</text:p>
        </text:list-item>
        <text:list-item>
          <text:p text:style-name="P30">Shaft encoder?</text:p>
        </text:list-item>
        <text:list-item>
          <text:p text:style-name="P30">Storage register</text:p>
        </text:list-item>
      </text:list>
      <text:p text:style-name="P2">Chapter 2: </text:p>
      <text:list xml:id="list2014967917" text:style-name="L3">
        <text:list-item>
          <text:p text:style-name="P24">Algebraic field</text:p>
        </text:list-item>
        <text:list-item>
          <text:p text:style-name="P31">bipolar transistor</text:p>
        </text:list-item>
        <text:list-item>
          <text:p text:style-name="P24">CMOS logic</text:p>
        </text:list-item>
        <text:list-item>
          <text:p text:style-name="P31">CMOS process</text:p>
        </text:list-item>
        <text:list-item>
          <text:p text:style-name="P24">Emitter-coupled logic</text:p>
        </text:list-item>
        <text:list-item>
          <text:p text:style-name="P31">Field-effect transistor</text:p>
        </text:list-item>
        <text:list-item>
          <text:p text:style-name="P32"><text:span text:style-name="T8">I</text:span><text:span text:style-name="T6">nertial delay</text:span><text:span text:style-name="T7">, </text:span></text:p>
        </text:list-item>
        <text:list-item>
          <text:p text:style-name="P32"><text:span text:style-name="T6">Propagation delay</text:span><text:span text:style-name="T7">, </text:span></text:p>
        </text:list-item>
        <text:list-item>
          <text:p text:style-name="P24">Transport delay and </text:p>
        </text:list-item>
        <text:list-item>
          <text:p text:style-name="P24">TTL logic. </text:p>
        </text:list-item>
        <text:list-item>
          <text:p text:style-name="P24">Also Boolean algebra, Boolean gates and Boolean logic.</text:p>
        </text:list-item>
      </text:list>
      <text:p text:style-name="P26">Chapter 3: </text:p>
      <text:list xml:id="list2555393727" text:style-name="L5">
        <text:list-item>
          <text:p text:style-name="P27">Boolean minimization</text:p>
        </text:list-item>
        <text:list-item>
          <text:p text:style-name="P27">Don’t care conditions</text:p>
        </text:list-item>
        <text:list-item>
          <text:p text:style-name="P27">Emitter-coupled logic</text:p>
        </text:list-item>
        <text:list-item>
          <text:p text:style-name="P27">Expresso software</text:p>
        </text:list-item>
        <text:list-item>
          <text:p text:style-name="P27">Karnaugh map</text:p>
        </text:list-item>
        <text:list-item>
          <text:p text:style-name="P27">Logic simulation</text:p>
        </text:list-item>
        <text:list-item>
          <text:p text:style-name="P27">Logic synthesis</text:p>
        </text:list-item>
        <text:list-item>
          <text:p text:style-name="P27">Open-collector logic</text:p>
        </text:list-item>
        <text:list-item>
          <text:p text:style-name="P27">Quine-McCluskey method</text:p>
        </text:list-item>
        <text:list-item>
          <text:p text:style-name="P27">Verilog</text:p>
        </text:list-item>
        <text:list-item>
          <text:p text:style-name="P27">VHDL</text:p>
        </text:list-item>
        <text:list-item>
          <text:p text:style-name="P27">Wired logic</text:p>
        </text:list-item>
      </text:list>
      <text:p text:style-name="P3">Chapter 4:</text:p>
      <text:list xml:id="list602087993" text:style-name="L4">
        <text:list-item>
          <text:p text:style-name="P33">Boolean equation</text:p>
        </text:list-item>
        <text:list-item>
          <text:p text:style-name="P33">Combinational logic</text:p>
        </text:list-item>
        <text:list-item>
          <text:p text:style-name="P33">Comparator</text:p>
        </text:list-item>
        <text:list-item>
          <text:p text:style-name="P33">Decoder</text:p>
        </text:list-item>
        <text:list-item>
          <text:p text:style-name="P33">Exclusive-OR</text:p>
        </text:list-item>
        <text:list-item>
          <text:p text:style-name="P33">Multiplexer</text:p>
        </text:list-item>
        <text:list-item>
          <text:p text:style-name="P33"><text:soft-page-break/>Priority encoder</text:p>
        </text:list-item>
        <text:list-item>
          <text:p text:style-name="P33">Three-state inverter</text:p>
        </text:list-item>
        <text:list-item>
          <text:p text:style-name="P33">Three-state buffer</text:p>
        </text:list-item>
        <text:list-item>
          <text:p text:style-name="P33">Truth Table</text:p>
        </text:list-item>
      </text:list>
      <text:p text:style-name="P34">Chapter 5:</text:p>
      <text:list xml:id="list10950969" text:style-name="L6">
        <text:list-item>
          <text:p text:style-name="P35">Asynchronous state machine</text:p>
        </text:list-item>
        <text:list-item>
          <text:p text:style-name="P35">Binary counter</text:p>
        </text:list-item>
        <text:list-item>
          <text:p text:style-name="P35">D-type flip-flop</text:p>
        </text:list-item>
        <text:list-item>
          <text:p text:style-name="P35">Finite state machine</text:p>
        </text:list-item>
        <text:list-item>
          <text:p text:style-name="P35">JK-type flip-flop</text:p>
        </text:list-item>
        <text:list-item>
          <text:p text:style-name="P35">Logic design</text:p>
        </text:list-item>
        <text:list-item>
          <text:p text:style-name="P35">Mealy state machine</text:p>
        </text:list-item>
        <text:list-item>
          <text:p text:style-name="P35">Moore state machine</text:p>
        </text:list-item>
        <text:list-item>
          <text:p text:style-name="P35">One-hot/cold codes</text:p>
        </text:list-item>
        <text:list-item>
          <text:p text:style-name="P35">State diagram</text:p>
        </text:list-item>
        <text:list-item>
          <text:p text:style-name="P35">Synchronous state machine</text:p>
        </text:list-item>
        <text:list-item>
          <text:p text:style-name="P35">SystemVerilog</text:p>
        </text:list-item>
        <text:list-item>
          <text:p text:style-name="P35">Toggle flip-flop</text:p>
        </text:list-item>
        <text:list-item>
          <text:p text:style-name="P35">Verilog</text:p>
        </text:list-item>
        <text:list-item>
          <text:p text:style-name="P35">VHDL</text:p>
        </text:list-item>
      </text:list>
      <text:p text:style-name="P36">Chapter 6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14:21.632515373</meta:creation-date>
    <dc:date>2019-11-26T22:04:37.319038992</dc:date>
    <meta:editing-duration>P2DT18H24M9S</meta:editing-duration>
    <meta:editing-cycles>102</meta:editing-cycles>
    <meta:generator>LibreOffice/6.0.1.1$Linux_X86_64 LibreOffice_project/60bfb1526849283ce2491346ed2aa51c465abfe6</meta:generator>
    <meta:print-date>2019-10-03T02:22:26.693832347</meta:print-date>
    <meta:document-statistic meta:table-count="0" meta:image-count="0" meta:object-count="0" meta:page-count="3" meta:paragraph-count="116" meta:word-count="653" meta:character-count="3791" meta:non-whitespace-character-count="3348"/>
  </office:meta>
</office:document-meta>
</file>